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" svg:font-family="Verdana" style:font-family-generic="swiss"/>
    <style:font-face style:name="Courier 10 Pitch" svg:font-family="'Courier 10 Pitch'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7pt" officeooo:rsid="001395b4" officeooo:paragraph-rsid="001395b4" style:font-size-asian="7pt" style:font-size-complex="7pt"/>
    </style:style>
    <style:style style:name="P2" style:family="paragraph" style:parent-style-name="Standard">
      <style:text-properties style:font-name="Courier 10 Pitch" fo:font-size="7pt" officeooo:rsid="001395b4" officeooo:paragraph-rsid="00433c43" style:font-size-asian="7pt" style:font-size-complex="7pt"/>
    </style:style>
    <style:style style:name="P3" style:family="paragraph" style:parent-style-name="Standard">
      <style:text-properties style:font-name="Courier 10 Pitch" fo:font-size="7pt" officeooo:rsid="001395b4" officeooo:paragraph-rsid="0047e3b9" style:font-size-asian="7pt" style:font-size-complex="7pt"/>
    </style:style>
    <style:style style:name="P4" style:family="paragraph" style:parent-style-name="Standard">
      <style:text-properties style:font-name="Courier 10 Pitch" fo:font-size="7pt" officeooo:rsid="0015b255" officeooo:paragraph-rsid="0015b255" style:font-size-asian="7pt" style:font-size-complex="7pt"/>
    </style:style>
    <style:style style:name="P5" style:family="paragraph" style:parent-style-name="Standard">
      <style:text-properties style:font-name="Courier 10 Pitch" fo:font-size="7pt" officeooo:rsid="001792c6" officeooo:paragraph-rsid="001792c6" style:font-size-asian="7pt" style:font-size-complex="7pt"/>
    </style:style>
    <style:style style:name="P6" style:family="paragraph" style:parent-style-name="Standard">
      <style:text-properties style:font-name="Courier 10 Pitch" fo:font-size="7pt" officeooo:rsid="0019099c" officeooo:paragraph-rsid="0019099c" style:font-size-asian="7pt" style:font-size-complex="7pt"/>
    </style:style>
    <style:style style:name="P7" style:family="paragraph" style:parent-style-name="Standard">
      <style:text-properties style:font-name="Courier 10 Pitch" fo:font-size="7pt" officeooo:rsid="0019099c" officeooo:paragraph-rsid="0036e1d9" style:font-size-asian="7pt" style:font-size-complex="7pt"/>
    </style:style>
    <style:style style:name="P8" style:family="paragraph" style:parent-style-name="Standard">
      <style:text-properties style:font-name="Courier 10 Pitch" fo:font-size="7pt" officeooo:rsid="0019099c" officeooo:paragraph-rsid="0037e8ed" style:font-size-asian="7pt" style:font-size-complex="7pt"/>
    </style:style>
    <style:style style:name="P9" style:family="paragraph" style:parent-style-name="Standard">
      <style:text-properties style:font-name="Courier 10 Pitch" fo:font-size="7pt" officeooo:rsid="001eab87" officeooo:paragraph-rsid="001eab87" style:font-size-asian="7pt" style:font-size-complex="7pt"/>
    </style:style>
    <style:style style:name="P10" style:family="paragraph" style:parent-style-name="Standard">
      <style:text-properties style:font-name="Courier 10 Pitch" fo:font-size="7pt" officeooo:rsid="002237fa" officeooo:paragraph-rsid="002237fa" style:font-size-asian="7pt" style:font-size-complex="7pt"/>
    </style:style>
    <style:style style:name="P11" style:family="paragraph" style:parent-style-name="Standard">
      <style:text-properties style:font-name="Courier 10 Pitch" fo:font-size="7pt" officeooo:rsid="00281010" officeooo:paragraph-rsid="00281010" style:font-size-asian="7pt" style:font-size-complex="7pt"/>
    </style:style>
    <style:style style:name="P12" style:family="paragraph" style:parent-style-name="Standard">
      <style:text-properties style:font-name="Courier 10 Pitch" fo:font-size="7pt" officeooo:rsid="00281010" officeooo:paragraph-rsid="0030e6b7" style:font-size-asian="7pt" style:font-size-complex="7pt"/>
    </style:style>
    <style:style style:name="P13" style:family="paragraph" style:parent-style-name="Standard">
      <style:text-properties style:font-name="Courier 10 Pitch" fo:font-size="7pt" officeooo:rsid="002b22fa" officeooo:paragraph-rsid="002eb638" style:font-size-asian="7pt" style:font-size-complex="7pt"/>
    </style:style>
    <style:style style:name="P14" style:family="paragraph" style:parent-style-name="Standard">
      <style:text-properties style:font-name="Courier 10 Pitch" fo:font-size="7pt" officeooo:rsid="002ebc32" officeooo:paragraph-rsid="002ebc32" style:font-size-asian="7pt" style:font-size-complex="7pt"/>
    </style:style>
    <style:style style:name="P15" style:family="paragraph" style:parent-style-name="Standard">
      <style:text-properties style:font-name="Courier 10 Pitch" fo:font-size="7pt" officeooo:rsid="0037e8ed" officeooo:paragraph-rsid="0037e8ed" style:font-size-asian="7pt" style:font-size-complex="7pt"/>
    </style:style>
    <style:style style:name="P16" style:family="paragraph" style:parent-style-name="Standard">
      <style:text-properties style:font-name="Courier 10 Pitch" fo:font-size="7pt" officeooo:rsid="0040363d" officeooo:paragraph-rsid="0040363d" style:font-size-asian="7pt" style:font-size-complex="7pt"/>
    </style:style>
    <style:style style:name="P17" style:family="paragraph" style:parent-style-name="Standard">
      <style:text-properties style:font-name="Courier 10 Pitch" fo:font-size="7pt" officeooo:rsid="00413ccc" officeooo:paragraph-rsid="00413ccc" style:font-size-asian="7pt" style:font-size-complex="7pt"/>
    </style:style>
    <style:style style:name="P18" style:family="paragraph" style:parent-style-name="Standard">
      <style:text-properties style:font-name="Courier 10 Pitch" fo:font-size="7pt" officeooo:rsid="004754c8" officeooo:paragraph-rsid="004754c8" style:font-size-asian="7pt" style:font-size-complex="7pt"/>
    </style:style>
    <style:style style:name="P19" style:family="paragraph" style:parent-style-name="Standard">
      <style:text-properties style:font-name="Courier 10 Pitch" fo:font-size="7pt" officeooo:rsid="0047e3b9" officeooo:paragraph-rsid="0047e3b9" style:font-size-asian="7pt" style:font-size-complex="7pt"/>
    </style:style>
    <style:style style:name="P20" style:family="paragraph" style:parent-style-name="Standard">
      <style:text-properties style:font-name="Courier 10 Pitch" fo:font-size="7pt" officeooo:rsid="001395b4" officeooo:paragraph-rsid="0014e332" fo:background-color="#ffcc99" style:font-size-asian="7pt" style:font-size-complex="7pt"/>
    </style:style>
    <style:style style:name="P21" style:family="paragraph" style:parent-style-name="Standard">
      <style:text-properties style:font-name="Courier 10 Pitch" fo:font-size="7pt" officeooo:rsid="001395b4" officeooo:paragraph-rsid="003b7e33" fo:background-color="#ffcc99" style:font-size-asian="7pt" style:font-size-complex="7pt"/>
    </style:style>
    <style:style style:name="P22" style:family="paragraph" style:parent-style-name="Standard">
      <style:text-properties style:font-name="Courier 10 Pitch" fo:font-size="7pt" officeooo:rsid="001d4d45" officeooo:paragraph-rsid="001d4d45" fo:background-color="#94bd5e" style:font-size-asian="7pt" style:font-size-complex="7pt"/>
    </style:style>
    <style:style style:name="P23" style:family="paragraph" style:parent-style-name="Standard">
      <style:text-properties style:font-name="Courier 10 Pitch" fo:font-size="7pt" officeooo:rsid="002237fa" officeooo:paragraph-rsid="00236895" fo:background-color="#ff420e" style:font-size-asian="7pt" style:font-size-complex="7pt"/>
    </style:style>
    <style:style style:name="P24" style:family="paragraph" style:parent-style-name="Standard">
      <style:text-properties style:font-name="Courier 10 Pitch" fo:font-size="7pt" officeooo:rsid="002b22fa" officeooo:paragraph-rsid="002dc8e2" fo:background-color="#00dcff" style:font-size-asian="7pt" style:font-size-complex="7pt"/>
    </style:style>
    <style:style style:name="P25" style:family="paragraph" style:parent-style-name="Standard">
      <style:text-properties style:font-name="Courier 10 Pitch" fo:font-size="7pt" officeooo:rsid="002fe6f5" officeooo:paragraph-rsid="0030cea9" fo:background-color="#9966cc" style:font-size-asian="7pt" style:font-size-complex="7pt"/>
    </style:style>
    <style:style style:name="P26" style:family="paragraph" style:parent-style-name="Standard">
      <style:text-properties style:font-name="Courier 10 Pitch" fo:font-size="7pt" officeooo:rsid="0040363d" officeooo:paragraph-rsid="0040363d" fo:background-color="#83caff" style:font-size-asian="7pt" style:font-size-complex="7pt"/>
    </style:style>
    <style:style style:name="P27" style:family="paragraph" style:parent-style-name="Standard">
      <style:text-properties style:font-name="Courier 10 Pitch" fo:font-size="7pt" officeooo:rsid="0045114e" officeooo:paragraph-rsid="0045114e" fo:background-color="#ffff00" style:font-size-asian="7pt" style:font-size-complex="7pt"/>
    </style:style>
    <style:style style:name="P28" style:family="paragraph" style:parent-style-name="Standard">
      <style:text-properties style:font-name="Courier 10 Pitch" fo:font-size="7pt" officeooo:rsid="004a8b0f" officeooo:paragraph-rsid="004a8b0f" fo:background-color="#00ff00" style:font-size-asian="7pt" style:font-size-complex="7pt"/>
    </style:style>
    <style:style style:name="P29" style:family="paragraph" style:parent-style-name="Standard">
      <style:text-properties style:font-name="Courier 10 Pitch" fo:font-size="7pt" officeooo:rsid="002b22fa" officeooo:paragraph-rsid="002eb638" style:font-size-asian="7pt" style:font-size-complex="7pt"/>
    </style:style>
    <style:style style:name="P30" style:family="paragraph" style:parent-style-name="Standard">
      <style:text-properties style:font-name="Courier 10 Pitch" fo:font-size="7pt" officeooo:rsid="001395b4" officeooo:paragraph-rsid="002eb638" style:font-size-asian="7pt" style:font-size-complex="7pt"/>
    </style:style>
    <style:style style:name="P31" style:family="paragraph" style:parent-style-name="Standard">
      <style:text-properties style:font-name="Courier 10 Pitch" fo:font-size="7pt" officeooo:rsid="004f07eb" officeooo:paragraph-rsid="004f07eb" style:font-size-asian="7pt" style:font-size-complex="7pt"/>
    </style:style>
    <style:style style:name="T1" style:family="text">
      <style:text-properties fo:background-color="#ffcc99" loext:char-shading-value="0"/>
    </style:style>
    <style:style style:name="T2" style:family="text">
      <style:text-properties officeooo:rsid="001395b4" fo:background-color="#ffcc99" loext:char-shading-value="0"/>
    </style:style>
    <style:style style:name="T3" style:family="text">
      <style:text-properties fo:background-color="transparent" loext:char-shading-value="0"/>
    </style:style>
    <style:style style:name="T4" style:family="text">
      <style:text-properties officeooo:rsid="002237fa" fo:background-color="transparent" loext:char-shading-value="0"/>
    </style:style>
    <style:style style:name="T5" style:family="text">
      <style:text-properties officeooo:rsid="0030ece0" fo:background-color="transparent" loext:char-shading-value="0"/>
    </style:style>
    <style:style style:name="T6" style:family="text">
      <style:text-properties officeooo:rsid="0016aba9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a46f1"/>
    </style:style>
    <style:style style:name="T9" style:family="text">
      <style:text-properties fo:background-color="#94bd5e" loext:char-shading-value="0"/>
    </style:style>
    <style:style style:name="T10" style:family="text">
      <style:text-properties officeooo:rsid="0019099c" fo:background-color="#94bd5e" loext:char-shading-value="0"/>
    </style:style>
    <style:style style:name="T11" style:family="text">
      <style:text-properties officeooo:rsid="002b22fa" fo:background-color="#94bd5e" loext:char-shading-value="0"/>
    </style:style>
    <style:style style:name="T12" style:family="text">
      <style:text-properties officeooo:rsid="001395b4" fo:background-color="#94bd5e" loext:char-shading-value="0"/>
    </style:style>
    <style:style style:name="T13" style:family="text">
      <style:text-properties officeooo:rsid="002085d1"/>
    </style:style>
    <style:style style:name="T14" style:family="text">
      <style:text-properties officeooo:rsid="002237fa"/>
    </style:style>
    <style:style style:name="T15" style:family="text">
      <style:text-properties fo:background-color="#ff420e" loext:char-shading-value="0"/>
    </style:style>
    <style:style style:name="T16" style:family="text">
      <style:text-properties officeooo:rsid="002237fa" fo:background-color="#ff420e" loext:char-shading-value="0"/>
    </style:style>
    <style:style style:name="T17" style:family="text">
      <style:text-properties officeooo:rsid="00236895"/>
    </style:style>
    <style:style style:name="T18" style:family="text">
      <style:text-properties officeooo:rsid="002693a2"/>
    </style:style>
    <style:style style:name="T19" style:family="text">
      <style:text-properties officeooo:rsid="00281010"/>
    </style:style>
    <style:style style:name="T20" style:family="text">
      <style:text-properties officeooo:rsid="002bd0f9"/>
    </style:style>
    <style:style style:name="T21" style:family="text">
      <style:text-properties fo:background-color="#00dcff" loext:char-shading-value="0"/>
    </style:style>
    <style:style style:name="T22" style:family="text">
      <style:text-properties officeooo:rsid="002fe6f5" fo:background-color="#00dcff" loext:char-shading-value="0"/>
    </style:style>
    <style:style style:name="T23" style:family="text">
      <style:text-properties officeooo:rsid="002b22fa" fo:background-color="#00dcff" loext:char-shading-value="0"/>
    </style:style>
    <style:style style:name="T24" style:family="text">
      <style:text-properties officeooo:rsid="002eb638"/>
    </style:style>
    <style:style style:name="T25" style:family="text">
      <style:text-properties officeooo:rsid="002fe6f5"/>
    </style:style>
    <style:style style:name="T26" style:family="text">
      <style:text-properties fo:background-color="#9966cc" loext:char-shading-value="0"/>
    </style:style>
    <style:style style:name="T27" style:family="text">
      <style:text-properties officeooo:rsid="002fe6f5" fo:background-color="#9966cc" loext:char-shading-value="0"/>
    </style:style>
    <style:style style:name="T28" style:family="text">
      <style:text-properties officeooo:rsid="001395b4" fo:background-color="#9966cc" loext:char-shading-value="0"/>
    </style:style>
    <style:style style:name="T29" style:family="text">
      <style:text-properties officeooo:rsid="0030cea9"/>
    </style:style>
    <style:style style:name="T30" style:family="text">
      <style:text-properties fo:background-color="#83caff" loext:char-shading-value="0"/>
    </style:style>
    <style:style style:name="T31" style:family="text">
      <style:text-properties officeooo:rsid="004414ed" fo:background-color="#83caff" loext:char-shading-value="0"/>
    </style:style>
    <style:style style:name="T32" style:family="text">
      <style:text-properties officeooo:rsid="00413ccc"/>
    </style:style>
    <style:style style:name="T33" style:family="text">
      <style:text-properties officeooo:rsid="004414ed"/>
    </style:style>
    <style:style style:name="T34" style:family="text">
      <style:text-properties officeooo:rsid="0044abb8"/>
    </style:style>
    <style:style style:name="T35" style:family="text">
      <style:text-properties fo:background-color="#ffff00" loext:char-shading-value="0"/>
    </style:style>
    <style:style style:name="T36" style:family="text">
      <style:text-properties officeooo:rsid="00413ccc" fo:background-color="#ffff00" loext:char-shading-value="0"/>
    </style:style>
    <style:style style:name="T37" style:family="text">
      <style:text-properties officeooo:rsid="001395b4" fo:background-color="#ffff00" loext:char-shading-value="0"/>
    </style:style>
    <style:style style:name="T38" style:family="text">
      <style:text-properties officeooo:rsid="0045c1f4"/>
    </style:style>
    <style:style style:name="T39" style:family="text">
      <style:text-properties officeooo:rsid="004994d3"/>
    </style:style>
    <style:style style:name="T40" style:family="text">
      <style:text-properties fo:background-color="#00ff00" loext:char-shading-value="0"/>
    </style:style>
    <style:style style:name="T41" style:family="text">
      <style:text-properties officeooo:rsid="004754c8" fo:background-color="#00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DEFAULT : Temp: 24; mode: cool; fan: auto; sweep: off; <text:span text:style-name="T13">sleep:off.</text:span></text:p>
      <text:p text:style-name="P1"/>
      <text:p text:style-name="P1"/>
      <text:p text:style-name="P1"/>
      <text:p text:style-name="P1"/>
      <text:p text:style-name="P4"><text:s text:c="2"/><text:span text:style-name="T7"><text:s text:c="6"/>01 <text:s text:c="6"/>02 <text:s text:c="6"/>03 <text:s text:c="6"/>04 <text:s text:c="6"/>05 <text:s text:c="6"/>06 <text:s text:c="6"/>07 <text:s text:c="6"/>08 <text:s text:c="6"/>09 <text:s text:c="6"/>10 <text:s text:c="6"/>11 <text:s text:c="6"/>12 <text:s text:c="6"/>13 <text:s text:c="6"/>14 <text:s text:c="6"/>15 <text:s text:c="6"/>16 <text:s text:c="6"/>17 <text:s/></text:span><text:s text:c="4"/></text:p>
      <text:p text:style-name="P14">turn off</text:p>
      <text:p text:style-name="P4"/>
      <text:p text:style-name="P5">no sweep</text:p>
      <text:p text:style-name="P8"><text:s text:c="5"/><text:span text:style-name="T25">00001000 00010000 00000111 00000010 01000000 00001000 00000001 000</text:span><text:span text:style-name="T27">0</text:span><text:span text:style-name="T2">1000</text:span><text:span text:style-name="T25"> 00000</text:span><text:span text:style-name="T16">010</text:span><text:span text:style-name="T25"> </text:span><text:span text:style-name="T22">011000</text:span><text:span text:style-name="T25">00 00000000 00000000 00000000 0000000</text:span><text:span text:style-name="T9">0</text:span><text:span text:style-name="T25"> 11101100 01100101 11011001</text:span></text:p>
      <text:p text:style-name="P1"><text:span text:style-name="T6">auto </text:span>00001000 00010000 00000111 00000010 01000000 00001000 00000001 000<text:span text:style-name="T26">1</text:span><text:span text:style-name="T1">1000</text:span> 00000010 01100000 00000000 00000000 00000000 0000000<text:span text:style-name="T9">0</text:span> 11101100 01110100 00011000 </text:p>
      <text:p text:style-name="P15"><text:s text:c="5"/></text:p>
      <text:p text:style-name="P15"><text:s text:c="5"/>00001000 00010000 00000111 00000010 01000000 00001000 00000001 00000001 00000010 01100000 00000000 00000000 00000000 00000000 11101100 11111100 11011001 </text:p>
      <text:p text:style-name="P1"><text:span text:style-name="T6">01 <text:s text:c="2"/></text:span>00001000 00010000 00000111 00000010 01000000 00001000 00000001 000<text:span text:style-name="T26">1</text:span><text:span text:style-name="T1">0001</text:span><text:span text:style-name="T3"> </text:span>00000010 01100000 00000000 00000000 00000000 0000000<text:span text:style-name="T9">0</text:span> 11101100 11101101 00011000 </text:p>
      <text:p text:style-name="P1"/>
      <text:p text:style-name="P1"><text:span text:style-name="T6">02 <text:s text:c="2"/></text:span>00001000 00010000 00000111 00000010 01000000 00001000 00000001 000<text:span text:style-name="T26">1</text:span><text:span text:style-name="T1">0010</text:span> 00000010 01100000 00000000 00000000 00000000 0000000<text:span text:style-name="T9">0</text:span> 11101100 11011110 00011000 </text:p>
      <text:p text:style-name="P1"><text:span text:style-name="T6">03 <text:s text:c="2"/></text:span>00001000 00010000 00000111 00000010 01000000 00001000 00000001 000<text:span text:style-name="T26">1</text:span><text:span text:style-name="T1">0011</text:span> 00000010 01100000 00000000 00000000 00000000 0000000<text:span text:style-name="T9">0</text:span> 11101100 11001110 11011000</text:p>
      <text:p text:style-name="P1"/>
      <text:p text:style-name="P1"/>
      <text:p text:style-name="P5">sweep</text:p>
      <text:p text:style-name="P7"><text:s text:c="5"/></text:p>
      <text:p text:style-name="P6"><text:span text:style-name="T8">auto </text:span>00001000 00010000 00000111 00000010 01000000 00001000 00000001 000<text:span text:style-name="T26">1</text:span><text:span text:style-name="T2">1000</text:span> 00000010 01100000 00000000 00000000 00000000 0000000<text:span text:style-name="T9">1</text:span> 11101100 10110101 11011000 </text:p>
      <text:p text:style-name="P6"><text:span text:style-name="T8">01 <text:s text:c="2"/></text:span>00001000 00010000 00000111 00000010 01000000 00001000 00000001 000<text:span text:style-name="T26">1</text:span><text:span text:style-name="T2">0001</text:span> 00000010 01100000 00000000 00000000 00000000 0000000<text:span text:style-name="T9">1</text:span> 11101100 00101100 11011000 </text:p>
      <text:p text:style-name="P6"><text:span text:style-name="T8">02 <text:s text:c="2"/></text:span>00001000 00010000 00000111 00000010 01000000 00001000 00000001 000<text:span text:style-name="T26">1</text:span><text:span text:style-name="T2">0010</text:span> 00000010 01100000 00000000 00000000 00000000 0000000<text:span text:style-name="T9">1</text:span> 11101100 00011111 11011000 </text:p>
      <text:p text:style-name="P6"><text:span text:style-name="T8">03 <text:s text:c="2"/></text:span>00001000 00010000 00000111 00000010 01000000 00001000 00000001 000<text:span text:style-name="T26">1</text:span><text:span text:style-name="T2">0011</text:span> 00000010 01100000 00000000 00000000 00000000 0000000<text:span text:style-name="T9">1</text:span> 11101100 00001111 00011000</text:p>
      <text:p text:style-name="P1"/>
      <text:p text:style-name="P1"/>
      <text:p text:style-name="P1"/>
      <text:p text:style-name="P10">dry <text:s/>00001000 00010000 00000111 00000010 01000000 00001000 000000<text:span text:style-name="T3">01</text:span> 000<text:span text:style-name="T26">1</text:span><text:span text:style-name="T2">0001</text:span> 00000<text:span text:style-name="T15">011</text:span> 01100000 00000000 00000000 00000000 0000000<text:span text:style-name="T10">0</text:span> 11101100 11101100 11001001 </text:p>
      <text:p text:style-name="P10">fan <text:s/>00001000 00010000 00000111 00000010 01000000 00001000 000000<text:span text:style-name="T3">0</text:span><text:span text:style-name="T5">1</text:span> 000<text:span text:style-name="T26">1</text:span><text:span text:style-name="T2">0001</text:span> 00000<text:span text:style-name="T15">100</text:span> 01100000 00000000 00000000 00000000 0000000<text:span text:style-name="T10">0</text:span> 11101100 11101101 01111110</text:p>
      <text:p text:style-name="P10">cool 00001000 00010000 00000111 00000010 01000000 00001000 000000<text:span text:style-name="T3">01 </text:span>000<text:span text:style-name="T26">1</text:span><text:span text:style-name="T2">1000</text:span> 00000<text:span text:style-name="T15">010</text:span> 01100000 00000000 00000000 00000000 0000000<text:span text:style-name="T10">0</text:span> 11101100 01110100 00011000</text:p>
      <text:p text:style-name="P1"/>
      <text:p text:style-name="P1"/>
      <text:p text:style-name="P11">t-16 00001000 00010000 00000111 00000010 01000000 00001000 000000<text:span text:style-name="T4">01</text:span> 000<text:span text:style-name="T26">1</text:span><text:span text:style-name="T2">1000</text:span> 00000<text:span text:style-name="T16">010</text:span> <text:span text:style-name="T21">010000</text:span>00 00000000 00000000 00000000 0000000<text:span text:style-name="T10">0</text:span> 11101100 <text:span text:style-name="T24">1</text:span>1110101 11011111 </text:p>
      <text:p text:style-name="P13"><text:span text:style-name="T19">t-</text:span>17 00001000 00010000 00000111 00000010 01000000 00001000 <text:span text:style-name="T14">00000001</text:span> 000<text:span text:style-name="T26">1</text:span><text:span text:style-name="T2">1000</text:span> <text:span text:style-name="T14">00000</text:span><text:span text:style-name="T16">010</text:span> <text:span text:style-name="T21">010001</text:span>00 00000000 00000000 00000000 0000000<text:span text:style-name="T9">0</text:span> <text:span text:style-name="T24">11101100 </text:span>00000100 00011111 </text:p>
      <text:p text:style-name="P13"><text:span text:style-name="T19">t-</text:span>18 00001000 00010000 00000111 00000010 01000000 00001000 00000001 000<text:span text:style-name="T26">1</text:span><text:span text:style-name="T2">1000</text:span> 00000<text:span text:style-name="T16">010</text:span> <text:span text:style-name="T21">010010</text:span>00 00000000 00000000 00000000 0000000<text:span text:style-name="T9">0</text:span> <text:span text:style-name="T24">11101100 </text:span>00010100 00011110 </text:p>
      <text:p text:style-name="P13"><text:span text:style-name="T19">t-</text:span>19 00001000 00010000 00000111 00000010 01000000 00001000 00000001 000<text:span text:style-name="T26">1</text:span><text:span text:style-name="T2">1000</text:span> 00000<text:span text:style-name="T16">010</text:span> <text:span text:style-name="T21">010011</text:span>00 00000000 00000000 00000000 0000000<text:span text:style-name="T9">0</text:span> <text:span text:style-name="T24">11101100 </text:span>11100101 11011110 </text:p>
      <text:p text:style-name="P13"><text:span text:style-name="T19">t-</text:span>20 00001000 00010000 00000111 00000010 01000000 00001000 00000001 000<text:span text:style-name="T26">1</text:span><text:span text:style-name="T2">1000</text:span> 00000<text:span text:style-name="T16">010</text:span> <text:span text:style-name="T21">010100</text:span>00 00000000 00000000 00000000 0000000<text:span text:style-name="T9">0</text:span> <text:span text:style-name="T24">11101100 </text:span>00110100 00011100 </text:p>
      <text:p text:style-name="P13"><text:span text:style-name="T19">t-</text:span>21 00001000 00010000 00000111 00000010 01000000 00001000 00000001 000<text:span text:style-name="T26">1</text:span><text:span text:style-name="T2">1000</text:span> 00000<text:span text:style-name="T16">010</text:span> <text:span text:style-name="T21">010101</text:span>00 00000000 00000000 00000000 0000000<text:span text:style-name="T9">0</text:span> <text:span text:style-name="T24">11101100 </text:span>11000101 11011100 </text:p>
      <text:p text:style-name="P13"><text:span text:style-name="T19">t-</text:span>22 00001000 00010000 00000111 00000010 01000000 00001000 00000001 000<text:span text:style-name="T26">1</text:span><text:span text:style-name="T2">1000</text:span> 00000<text:span text:style-name="T16">010</text:span> <text:span text:style-name="T21">010110</text:span>00 00000000 00000000 00000000 0000000<text:span text:style-name="T9">0</text:span> <text:span text:style-name="T24">11101100 </text:span>11010101 11011101 </text:p>
      <text:p text:style-name="P13"><text:span text:style-name="T19">t-</text:span>23 00001000 00010000 00000111 00000010 01000000 00001000 00000001 000<text:span text:style-name="T26">1</text:span><text:span text:style-name="T2">1000</text:span> 00000<text:span text:style-name="T16">010</text:span> <text:span text:style-name="T21">010111</text:span>00 00000000 00000000 00000000 0000000<text:span text:style-name="T9">0</text:span> <text:span text:style-name="T24">11101100 </text:span>00100100 00011101 </text:p>
      <text:p text:style-name="P30"><text:span text:style-name="T20">t-24 </text:span>00001000 00010000 00000111 00000010 01000000 00001000 00000001 000<text:span text:style-name="T26">1</text:span><text:span text:style-name="T1">1000</text:span> 00000<text:span text:style-name="T16">010</text:span> <text:span text:style-name="T21">011000</text:span>00 00000000 00000000 00000000 0000000<text:span text:style-name="T9">0</text:span> <text:span text:style-name="T24">11101100 </text:span>01110100 00011000 </text:p>
      <text:p text:style-name="P31"><text:s text:c="5"/>00001000 00010000 00000111 00000010 01000000 00001000 00000001 00011000 00000010 01100000 00000000 00000000 00000000 00000000</text:p>
      <text:p text:style-name="P13"><text:span text:style-name="T19">t-</text:span>25 00001000 00010000 00000111 00000010 01000000 00001000 00000001 000<text:span text:style-name="T26">1</text:span><text:span text:style-name="T2">1000</text:span> 00000<text:span text:style-name="T16">010</text:span> <text:span text:style-name="T21">011001</text:span>00 00000000 00000000 00000000 0000000<text:span text:style-name="T9">0</text:span> <text:span text:style-name="T24">11101100 </text:span>10000101 11011000 </text:p>
      <text:p text:style-name="P13"><text:span text:style-name="T19">t-</text:span>26 00001000 00010000 00000111 00000010 01000000 00001000 00000001 000<text:span text:style-name="T26">1</text:span><text:span text:style-name="T2">1000</text:span> 00000<text:span text:style-name="T16">010</text:span> <text:span text:style-name="T21">011010</text:span>00 00000000 00000000 00000000 0000000<text:span text:style-name="T9">0</text:span> <text:span text:style-name="T24">11101100 </text:span>10010101 11011001 </text:p>
      <text:p text:style-name="P13"><text:span text:style-name="T19">t-</text:span>27 00001000 00010000 00000111 00000010 01000000 00001000 00000001 000<text:span text:style-name="T26">1</text:span><text:span text:style-name="T2">1000</text:span> 00000<text:span text:style-name="T16">010</text:span> <text:span text:style-name="T21">011011</text:span>00 00000000 00000000 00000000 0000000<text:span text:style-name="T9">0</text:span> <text:span text:style-name="T24">11101100 </text:span>01100100 00011001 </text:p>
      <text:p text:style-name="P13"><text:span text:style-name="T19">t-</text:span>28 00001000 00010000 00000111 00000010 01000000 00001000 00000001 000<text:span text:style-name="T26">1</text:span><text:span text:style-name="T2">1000</text:span> 00000<text:span text:style-name="T16">010</text:span> <text:span text:style-name="T21">011100</text:span>00 00000000 00000000 00000000 0000000<text:span text:style-name="T9">0</text:span> <text:span text:style-name="T24">11101100 </text:span>10110101 11011011 </text:p>
      <text:p text:style-name="P13"><text:span text:style-name="T19">t-</text:span>29 00001000 00010000 00000111 00000010 01000000 00001000 00000001 000<text:span text:style-name="T26">1</text:span><text:span text:style-name="T2">1000</text:span> 00000<text:span text:style-name="T16">010</text:span> <text:span text:style-name="T21">011101</text:span>00 00000000 00000000 00000000 0000000<text:span text:style-name="T9">0</text:span> <text:span text:style-name="T24">11101100 </text:span>01000100 00011011 </text:p>
      <text:p text:style-name="P13"><text:span text:style-name="T19">t-</text:span>30 00001000 00010000 00000111 00000010 01000000 00001000 00000001 000<text:span text:style-name="T26">1</text:span><text:span text:style-name="T2">1000</text:span> 00000<text:span text:style-name="T16">010</text:span> <text:span text:style-name="T21">011110</text:span>00 00000000 00000000 00000000 0000000<text:span text:style-name="T9">0</text:span> <text:span text:style-name="T24">11101100 </text:span>01010100 00011010 </text:p>
      <text:p text:style-name="P13"><text:span text:style-name="T19">t-</text:span>31 00001000 00010000 00000111 00000010 01000000 00001000 00000001 000<text:span text:style-name="T26">1</text:span><text:span text:style-name="T2">1000</text:span> 00000<text:span text:style-name="T16">010</text:span> <text:span text:style-name="T21">011111</text:span>00 00000000 00000000 00000000 0000000<text:span text:style-name="T9">0</text:span> <text:span text:style-name="T24">11101100 </text:span>10100101 11011010</text:p>
      <text:p text:style-name="P12">t-32 00001000 00010000 00000111 00000010 01000000 00001000 000000<text:span text:style-name="T4">01</text:span> 000<text:span text:style-name="T26">1</text:span><text:span text:style-name="T2">1000</text:span> 00000<text:span text:style-name="T16">010</text:span> <text:span text:style-name="T21">100000</text:span>00 00000000 00000000 00000000 0000000<text:span text:style-name="T10">0</text:span> 11101100 11110101 11001110</text:p>
      <text:p text:style-name="P12"/>
      <text:p text:style-name="P12"><text:span text:style-name="T25">off <text:s/>00001000 00010000 00000111 00000010 01000000 00001000 00000001 000</text:span><text:span text:style-name="T27">0</text:span><text:span text:style-name="T2">1000</text:span><text:span text:style-name="T25"> 00000</text:span><text:span text:style-name="T16">010</text:span><text:span text:style-name="T25"> </text:span><text:span text:style-name="T21">011000</text:span><text:span text:style-name="T25">00 00000000 00000000 00000000 0000000</text:span><text:span text:style-name="T10">0</text:span><text:span text:style-name="T25"> 11101100 01100101 11011001</text:span></text:p>
      <text:p text:style-name="P16"/>
      <text:p text:style-name="P16"/>
      <text:p text:style-name="P16">clea 00001000 00010000 00000111 00000010 01000000 00001000 0000<text:span text:style-name="T30">0111</text:span> 000<text:span text:style-name="T27">1</text:span><text:span text:style-name="T2">1000</text:span> 00000<text:span text:style-name="T16">010</text:span> <text:span text:style-name="T23">011000</text:span>00 00000000 00000000 00000000 0000000<text:span text:style-name="T11">0</text:span> 11101100 11110100 00110010 </text:p>
      <text:p text:style-name="P16">filt 00001000 00010000 00000111 00000010 01000000 00001000 0000<text:span text:style-name="T30">1111</text:span> 000<text:span text:style-name="T27">1</text:span>1<text:span text:style-name="T2">000</text:span> 00000<text:span text:style-name="T16">010</text:span> <text:span text:style-name="T23">011000</text:span>00 00000000 00000000 00000000 0000000<text:span text:style-name="T11">0</text:span> 11101100 11110101 10010100</text:p>
      <text:p text:style-name="P1"><text:soft-page-break/></text:p>
      <text:p text:style-name="P1"/>
      <text:p text:style-name="P17">sleep mode</text:p>
      <text:p text:style-name="P2"><text:span text:style-name="T32">1h <text:s text:c="2"/>00001000 00010000 00000111 00000010 01000000 00001000 0000</text:span><text:span text:style-name="T31">1000</text:span><text:span text:style-name="T32"> 000</text:span><text:span text:style-name="T26">1</text:span><text:span text:style-name="T1">1000</text:span><text:span text:style-name="T32"> 00000</text:span><text:span text:style-name="T16">010</text:span><text:span text:style-name="T32"> </text:span><text:span text:style-name="T23">011000</text:span><text:span text:style-name="T32">00 </text:span><text:span text:style-name="T36">00000110</text:span><text:span text:style-name="T32"> 00000000 00000000 0000000</text:span><text:span text:style-name="T11">0</text:span><text:span text:style-name="T32"> 11101100 10110100 11111010</text:span></text:p>
      <text:p text:style-name="P17">2h <text:s text:c="2"/>00001000 00010000 00000111 00000010 01000000 00001000 0000<text:span text:style-name="T31">1000</text:span> 000<text:span text:style-name="T28">1</text:span><text:span text:style-name="T2">1000</text:span> 00000<text:span text:style-name="T16">010</text:span> <text:span text:style-name="T23">011000</text:span>00 <text:span text:style-name="T35">00001100</text:span> 00000000 00000000 0000000<text:span text:style-name="T11">0</text:span> 11101100 10110111 00100010</text:p>
      <text:p text:style-name="P17">3h <text:s text:c="2"/>00001000 00010000 00000111 00000010 01000000 00001000 0000<text:span text:style-name="T31">1000</text:span> 000<text:span text:style-name="T28">1</text:span><text:span text:style-name="T2">1000</text:span> 00000<text:span text:style-name="T16">010</text:span> <text:span text:style-name="T23">011000</text:span>00 <text:span text:style-name="T35">00010010</text:span> 00000000 00000000 0000000<text:span text:style-name="T11">0</text:span> 11101100 10110001 00001010</text:p>
      <text:p text:style-name="P17">5h <text:s text:c="2"/>00001000 00010000 00000111 00000010 01000000 00001000 0000<text:span text:style-name="T31">1000</text:span> 000<text:span text:style-name="T28">1</text:span><text:span text:style-name="T2">1000</text:span> 00000<text:span text:style-name="T16">010</text:span> <text:span text:style-name="T23">011000</text:span>00 <text:span text:style-name="T35">00011110</text:span> 00000000 00000000 0000000<text:span text:style-name="T11">0</text:span> 11101100 10110010 01011010</text:p>
      <text:p text:style-name="P17">7h <text:s text:c="2"/>00001000 00010000 00000111 00000010 01000000 00001000 0000<text:span text:style-name="T31">1000</text:span> 000<text:span text:style-name="T28">1</text:span><text:span text:style-name="T2">1000</text:span> 00000<text:span text:style-name="T16">010</text:span> <text:span text:style-name="T23">011000</text:span>00 <text:span text:style-name="T35">00101010</text:span> 00000000 00000000 0000000<text:span text:style-name="T11">0</text:span> 11101100 10111100 01101010</text:p>
      <text:p text:style-name="P17">9h <text:s text:c="2"/>00001000 00010000 00000111 00000010 01000000 00001000 0000<text:span text:style-name="T31">1000</text:span> 000<text:span text:style-name="T28">1</text:span><text:span text:style-name="T2">1000</text:span> 00000<text:span text:style-name="T16">010</text:span> <text:span text:style-name="T23">011000</text:span>00 <text:span text:style-name="T35">00000000</text:span> 00000000 00000000 0000000<text:span text:style-name="T11">0</text:span> 11101100 10110100 01110010</text:p>
      <text:p text:style-name="P1"/>
      <text:p text:style-name="P1"/>
      <text:p text:style-name="P18">on</text:p>
      <text:p text:style-name="P3"><text:s text:c="5"/>00001000 00010000 00000111 00000010 01000000 00001000 <text:span text:style-name="T31">00000001</text:span> 000<text:span text:style-name="T26">1</text:span><text:span text:style-name="T1">1000</text:span> 00000<text:span text:style-name="T16">010</text:span> <text:span text:style-name="T23">011000</text:span>00 <text:span text:style-name="T35">00000000</text:span> <text:span text:style-name="T41">00000000</text:span> 00000000 0000000<text:span text:style-name="T9">0</text:span> 11101100 01110100 00011000</text:p>
      <text:p text:style-name="P18">1h <text:s text:c="2"/>00001000 00010000 00000111 00000010 01000000 00001000 <text:span text:style-name="T31">00110110</text:span> 000<text:span text:style-name="T28">1</text:span><text:span text:style-name="T2">1000</text:span> 00000<text:span text:style-name="T16">010</text:span> <text:span text:style-name="T23">011000</text:span>00 <text:span text:style-name="T37">00000000</text:span> <text:span text:style-name="T40">00000110</text:span> 00000000 0000000<text:span text:style-name="T12">0</text:span> 11101100 11010110 11101011</text:p>
      <text:p text:style-name="P18">1h30 00001000 00010000 00000111 00000010 01000000 00001000 <text:span text:style-name="T31">00110110</text:span> 000<text:span text:style-name="T28">1</text:span><text:span text:style-name="T2">1000</text:span> 00000<text:span text:style-name="T16">010</text:span> <text:span text:style-name="T23">011000</text:span>00 <text:span text:style-name="T37">00000000</text:span> <text:span text:style-name="T40">00001001</text:span> 00000000 0000000<text:span text:style-name="T12">0</text:span> 11101100 11100110 11101000</text:p>
      <text:p text:style-name="P18">2h <text:s text:c="2"/>00001000 00010000 00000111 00000010 01000000 00001000 <text:span text:style-name="T31">00110110</text:span> 000<text:span text:style-name="T28">1</text:span><text:span text:style-name="T2">1000</text:span> 00000<text:span text:style-name="T16">010</text:span> <text:span text:style-name="T23">011000</text:span>00 <text:span text:style-name="T37">00000000</text:span> <text:span text:style-name="T40">00001100</text:span> 00000000 0000000<text:span text:style-name="T12">0</text:span> 11101100 11110110 11101001</text:p>
      <text:p text:style-name="P1"/>
      <text:p text:style-name="P1"/>
      <text:p text:style-name="P19">off</text:p>
      <text:p text:style-name="P19">1h <text:s text:c="2"/>00001000 00010000 00000111 00000010 01000000 00001000 <text:span text:style-name="T31">00100110</text:span> 000<text:span text:style-name="T28">1</text:span><text:span text:style-name="T2">1000</text:span> 00000<text:span text:style-name="T16">010</text:span> <text:span text:style-name="T23">011000</text:span>00 <text:span text:style-name="T37">00000110</text:span> <text:span text:style-name="T40">00000000</text:span> 00000000 0000000<text:span text:style-name="T12">0</text:span> 11101100 00110111 01101110</text:p>
      <text:p text:style-name="P1"/>
      <text:p text:style-name="P1"/>
      <text:p text:style-name="P1"/>
      <text:p text:style-name="P1"/>
      <text:p text:style-name="P20">FAN : <text:s/><text:span text:style-name="T17">change in the last 4 LSB bits of the 08 byte</text:span></text:p>
      <text:p text:style-name="P22">SWEEP: <text:span text:style-name="T17">change in the last 1 LSB bits of the 14 byte</text:span></text:p>
      <text:p text:style-name="P23">MODE: <text:s/><text:span text:style-name="T18">change in the last 3 LSB bits of the 09 byte </text:span></text:p>
      <text:p text:style-name="P24">TEMP: <text:s/>change in tehe firt 6 MSB bits of the 10 byte</text:p>
      <text:p text:style-name="P25">TURNOFF: <text:span text:style-name="T29">change in the 4 MSB bit of the 08 byte</text:span> </text:p>
      <text:p text:style-name="P25"/>
      <text:p text:style-name="P26"><text:span text:style-name="T34">ACTIVITY: </text:span>CLEAR / FILTER / <text:span text:style-name="T33">SLEEP/ NORMAL / ON / OFF: BYTE 7</text:span></text:p>
      <text:p text:style-name="P25"/>
      <text:p text:style-name="P27">Sleep Time / <text:span text:style-name="T39">OFF TIME</text:span>: <text:span text:style-name="T38">BYTE 11</text:span></text:p>
      <text:p text:style-name="P25"/>
      <text:p text:style-name="P28">ON TIME: 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Verdana" svg:font-family="Verdana" style:font-family-generic="swiss"/>
    <style:font-face style:name="Courier 10 Pitch" svg:font-family="'Courier 10 Pitch'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8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8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Verdana" fo:font-family="Verdana" style:font-family-generic="swiss" fo:font-size="12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="Verdana" fo:font-family="Verdana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Verdana" fo:font-family="Verdana" style:font-family-generic="swiss" fo:font-size="10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lo </meta:initial-creator>
    <meta:creation-date>2014-09-14T22:48:42.898797566</meta:creation-date>
    <dc:date>2015-10-01T21:53:14.627192858</dc:date>
    <dc:creator>Danilo </dc:creator>
    <meta:editing-duration>PT8H52M51S</meta:editing-duration>
    <meta:editing-cycles>67</meta:editing-cycles>
    <meta:generator>LibreOffice/4.2.8.2$Linux_X86_64 LibreOffice_project/420m0$Build-2</meta:generator>
    <meta:document-statistic meta:table-count="0" meta:image-count="0" meta:object-count="0" meta:page-count="2" meta:paragraph-count="63" meta:word-count="922" meta:character-count="7685" meta:non-whitespace-character-count="6621"/>
  </office:meta>
</office:document-meta>
</file>